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3. Actividades Opcionales Power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3</text:span><text:span text:style-name="T23">. </text:span><text:span text:style-name="T22">Actividades opcionales PowerBI Desktop</text:span></text:p>
      <text:list xml:id="list3852298991"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2732350027"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115858599262169" text:continue-list="list3852298991" text:style-name="WWNum2">
        <text:list-item>
          <text:p text:style-name="P32"><text:bookmark text:name="_to3o326zbv2w"/>Actividad 1 Opcional</text:p>
        </text:list-item>
      </text:list>
      <text:p text:style-name="P29">En el aula virtual del curso, tenéis disponible el “dataset” del caso práctico de esta unidad. Utilizando PowerBI Desktop y el “dataset” de la unidad, mostraremos información relacionada con el caso práctico. A continuación, tenéis varios videos donde se detalla la creación del informe:</text:p>
      <text:list xml:id="list2056722920" text:style-name="WWNum1">
        <text:list-item>
          <text:p text:style-name="P23">Video 01 PowerBI Desktop - UD03: <text:a xlink:type="simple" xlink:href="https://youtu.be/1qXCUWdOrbY" text:style-name="ListLabel_20_19" text:visited-style-name="ListLabel_20_19"><text:span text:style-name="T28">https://youtu.be/1qXCUWdOrbY</text:span></text:a></text:p>
        </text:list-item>
        <text:list-item>
          <text:p text:style-name="P25">Video 02 PowerBI Desktop - UD03: <text:a xlink:type="simple" xlink:href="https://youtu.be/F7Mp2b2hIiQ" text:style-name="ListLabel_20_19" text:visited-style-name="ListLabel_20_19"><text:span text:style-name="T28">https://youtu.be/F7Mp2b2hIiQ</text:span></text:a></text:p>
        </text:list-item>
        <text:list-item>
          <text:p text:style-name="P25">Video 03 PowerBI Desktop - UD03: <text:a xlink:type="simple" xlink:href="https://youtu.be/jmucNxqVjoc" text:style-name="ListLabel_20_19" text:visited-style-name="ListLabel_20_19"><text:span text:style-name="T28">https://youtu.be/jmucNxqVjoc</text:span></text:a></text:p>
        </text:list-item>
        <text:list-item>
          <text:p text:style-name="P26">Video 04 PowerBI Desktop - UD03: <text:a xlink:type="simple" xlink:href="https://youtu.be/-HZ8vQKz6Is" text:style-name="ListLabel_20_19" text:visited-style-name="ListLabel_20_19"><text:span text:style-name="T28">https://youtu.be/-HZ8vQKz6Is</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Actividades opcionales PowerBI Desktop</text:span></text:p>
      </style:header>
      <style:footer>
        <text:p text:style-name="MP2"><text:span text:style-name="MT1">Curso Introducción a Learning Analytics<text:tab/> <text:tab/>UD03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66" meta:character-count="3177" meta:non-whitespace-character-count="2751"/>
    <meta:generator>LibreOfficeDev/6.0.5.2$Linux_X86_64 LibreOffice_project/</meta:generator>
  </office:meta>
</office:document-meta>
</file>